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ff6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1.27cm" fo:margin-right="0cm" fo:text-align="end" fo:text-indent="0cm" style:writing-mode="rl-tb"/>
    </style:style>
    <style:style style:name="P21" style:family="paragraph">
      <style:paragraph-properties fo:margin-left="1.27cm" fo:margin-right="0cm" fo:text-align="start" fo:text-indent="0cm" style:writing-mode="lr-tb"/>
    </style:style>
    <style:style style:name="P22" style:family="paragraph"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3" style:family="paragraph">
      <style:paragraph-properties fo:margin-left="0cm" fo:margin-right="0cm" fo:text-align="end" fo:text-indent="0cm" style:writing-mode="rl-tb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end" style:writing-mode="rl-tb"/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6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P27" style:family="paragraph"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8" style:family="paragraph">
      <style:paragraph-properties style:writing-mode="rl-tb"/>
      <style:text-properties fo:font-size="48pt" style:font-size-asian="48pt" style:font-size-complex="48pt"/>
    </style:style>
    <style:style style:name="P2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3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font-size="30pt" style:font-size-asian="30pt" style:font-size-complex="30pt"/>
    </style:style>
    <style:style style:name="P3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rl-tb"/>
      <style:text-properties fo:font-size="32pt" style:font-size-asian="32pt" style:font-size-complex="32pt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 draw:fill-color="#ffffff"/>
      <style:paragraph-properties style:writing-mode="rl-tb"/>
    </style:style>
    <style:style style:name="P3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39" style:family="paragraph">
      <style:paragraph-properties fo:text-align="center" style:writing-mode="rl-tb"/>
    </style:style>
    <style:style style:name="P40" style:family="paragraph">
      <style:paragraph-properties fo:text-align="center" style:writing-mode="rl-tb"/>
      <style:text-properties fo:font-size="36pt" style:font-size-asian="36pt" style:font-size-complex="36pt"/>
    </style:style>
    <style:style style:name="P41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lr-tb"/>
      <style:text-properties fo:font-size="36pt" style:font-size-asian="36pt" style:font-size-complex="36pt"/>
    </style:style>
    <style:style style:name="P43" style:family="paragraph">
      <style:paragraph-properties fo:text-align="center" style:writing-mode="lr-tb"/>
      <style:text-properties style:font-size-asian="36pt" style:font-size-complex="36pt"/>
    </style:style>
    <style:style style:name="P4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45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46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7" style:family="paragraph"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8" style:family="paragraph"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9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4" fo:font-size="54pt" style:font-size-asian="54pt" style:font-name-complex="Liberation Sans4" style:font-size-complex="54pt"/>
    </style:style>
    <style:style style:name="T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style:font-name="Liberation Sans6" fo:font-size="40pt" style:font-name-asian="Liberation Sans6" style:font-size-asian="40pt" style:font-name-complex="Liberation Sans6" style:font-size-complex="40pt"/>
    </style:style>
    <style:style style:name="T11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" style:family="text">
      <style:text-properties fo:color="#990066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3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4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9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2" style:family="text">
      <style:text-properties style:use-window-font-color="true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3" style:family="text">
      <style:text-properties fo:color="#00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5" style:family="text">
      <style:text-properties fo:color="#000000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6" style:family="text">
      <style:text-properties fo:color="#000000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7" style:family="text">
      <style:text-properties fo:color="#0000ff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8" style:family="text">
      <style:text-properties fo:color="#0000ff" style:font-name="Liberation Sans4" fo:font-size="36pt" fo:font-style="normal" fo:font-weight="normal" style:font-name-asian="Liberation Sans6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9" style:family="text">
      <style:text-properties fo:color="#00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0" style:family="text">
      <style:text-properties fo:color="#00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1" style:family="text">
      <style:text-properties fo:color="#00cc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2" style:family="text">
      <style:text-properties fo:color="#00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3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4" style:family="text">
      <style:text-properties fo:font-size="26pt"/>
    </style:style>
    <style:style style:name="T35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6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7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8" style:family="text">
      <style:text-properties fo:color="#00cc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9" style:family="text">
      <style:text-properties fo:color="#00cc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0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333ff" style:font-name="Liberation Sans4" fo:font-size="36pt" style:font-name-asian="David CLM1" style:font-size-asian="36pt" style:font-name-complex="Liberation Sans4" style:font-size-complex="36pt"/>
    </style:style>
    <style:style style:name="T48" style:family="text">
      <style:text-properties style:font-name="Times New Roman" fo:font-size="36pt" style:font-name-asian="David CLM1" style:font-size-asian="36pt" style:font-name-complex="David CLM1" style:font-size-complex="36pt"/>
    </style:style>
    <style:style style:name="T49" style:family="text">
      <style:text-properties style:text-position="-26% 58%" style:font-name="Times New Roman" fo:font-size="36pt" style:font-name-asian="David CLM1" style:font-size-asian="36pt" style:font-name-complex="David CLM1" style:font-size-complex="36pt"/>
    </style:style>
    <style:style style:name="T50" style:family="text">
      <style:text-properties style:font-name="Times New Roman" fo:font-size="36pt" fo:font-style="italic" style:font-name-asian="David CLM1" style:font-size-asian="36pt" style:font-name-complex="David CLM1" style:font-size-complex="36pt" style:font-style-complex="italic"/>
    </style:style>
    <style:style style:name="T51" style:family="text">
      <style:text-properties style:font-name="Times New Roman" fo:font-size="36pt" fo:font-style="normal" style:font-name-asian="David CLM1" style:font-size-asian="36pt" style:font-style-asian="normal" style:font-name-complex="David CLM1" style:font-size-complex="36pt" style:font-style-complex="normal"/>
    </style:style>
    <style:style style:name="T52" style:family="text">
      <style:text-properties style:font-name="Times New Roman" fo:font-size="36pt" fo:font-style="normal" fo:font-weight="bold" style:font-name-asian="David CLM1" style:font-size-asian="36pt" style:font-style-asian="normal" style:font-weight-asian="bold" style:font-name-complex="David CLM1" style:font-size-complex="36pt" style:font-style-complex="normal" style:font-weight-complex="bold"/>
    </style:style>
    <style:style style:name="T53" style:family="text">
      <style:text-properties fo:color="#ff00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4" style:family="text">
      <style:text-properties fo:color="#0099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5" style:family="text"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T56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009900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8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33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fo:background-color="transparent" style:font-name-asian="David CLM1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4" fo:font-size="48pt" style:font-size-asian="48pt" style:font-name-complex="Liberation Sans4" style:font-size-complex="48pt"/>
    </style:style>
    <style:style style:name="T71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2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fo:color="#0000ff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0000ff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00cc33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7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8" style:family="text">
      <style:text-properties fo:color="#000099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79" style:family="text">
      <style:text-properties fo:color="#00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0099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81" style:family="text">
      <style:text-properties fo:color="#000099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82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4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85" style:family="text">
      <style:text-properties fo:font-size="32pt" style:font-size-asian="32pt" style:font-size-complex="32pt"/>
    </style:style>
    <style:style style:name="T86" style:family="text">
      <style:text-properties fo:font-size="32pt" fo:font-weight="normal" style:font-size-asian="32pt" style:font-weight-asian="normal" style:font-size-complex="32pt" style:font-weight-complex="normal"/>
    </style:style>
    <style:style style:name="T87" style:family="text">
      <style:text-properties fo:font-size="32pt" fo:font-weight="bold" style:font-size-asian="32pt" style:font-weight-asian="bold" style:font-size-complex="32pt" style:font-weight-complex="bold"/>
    </style:style>
    <style:style style:name="T88" style:family="text">
      <style:text-properties fo:font-size="30pt" style:font-size-asian="30pt" style:font-size-complex="30pt"/>
    </style:style>
    <style:style style:name="T89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0" style:family="text">
      <style:text-properties fo:color="#0000ff" fo:font-size="36pt" style:font-size-asian="36pt" style:font-size-complex="36pt"/>
    </style:style>
    <style:style style:name="T91" style:family="text">
      <style:text-properties fo:color="#009900" fo:font-size="36pt" style:font-size-asian="36pt" style:font-size-complex="36pt"/>
    </style:style>
    <style:style style:name="T92" style:family="text">
      <style:text-properties fo:color="#990066" fo:font-size="36pt" style:font-size-asian="36pt" style:font-size-complex="36pt"/>
    </style:style>
    <style:style style:name="T93" style:family="text">
      <style:text-properties fo:font-size="36pt" style:font-size-asian="36pt" style:font-size-complex="36pt"/>
    </style:style>
    <style:style style:name="T94" style:family="text">
      <style:text-properties fo:color="#ff0000" fo:font-size="36pt" style:font-size-asian="36pt" style:font-size-complex="36pt"/>
    </style:style>
    <style:style style:name="T95" style:family="text">
      <style:text-properties fo:color="#00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6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97" style:family="text">
      <style:text-properties fo:color="#000099" style:font-name="Liberation Sans4" fo:font-size="36pt" style:font-name-asian="Liberation Sans6" style:font-size-asian="36pt" style:font-name-complex="Liberation Sans4" style:font-size-complex="36pt"/>
    </style:style>
    <style:style style:name="T98" style:family="text">
      <style:text-properties fo:color="#000099" style:font-name="Liberation Sans4" fo:font-size="22pt" style:font-name-asian="Liberation Sans6" style:font-size-asian="22pt" style:font-name-complex="Liberation Sans4" style:font-size-complex="22pt"/>
    </style:style>
    <style:style style:name="T99" style:family="text">
      <style:text-properties fo:color="#0066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0" style:family="text">
      <style:text-properties fo:color="#0066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1" style:family="text">
      <style:text-properties fo:color="#006600" style:font-name="Liberation Sans4" fo:font-size="36pt" style:font-name-asian="Liberation Sans6" style:font-size-asian="36pt" style:font-name-complex="Liberation Sans4" style:font-size-complex="36pt"/>
    </style:style>
    <style:style style:name="T102" style:family="text">
      <style:text-properties fo:color="#006600" style:font-name="Liberation Sans4" fo:font-size="22pt" style:font-name-asian="Liberation Sans6" style:font-size-asian="22pt" style:font-name-complex="Liberation Sans4" style:font-size-complex="22pt"/>
    </style:style>
    <style:style style:name="T103" style:family="text">
      <style:text-properties fo:color="#77216f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4" style:family="text">
      <style:text-properties fo:color="#77216f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5" style:family="text">
      <style:text-properties fo:color="#77216f" style:font-name="Liberation Sans4" fo:font-size="36pt" style:font-name-asian="Liberation Sans6" style:font-size-asian="36pt" style:font-name-complex="Liberation Sans4" style:font-size-complex="36pt"/>
    </style:style>
    <style:style style:name="T106" style:family="text">
      <style:text-properties fo:color="#77216f" style:font-name="Liberation Sans4" fo:font-size="22pt" style:font-name-asian="Liberation Sans6" style:font-size-asian="22pt" style:font-name-complex="Liberation Sans4" style:font-size-complex="22pt"/>
    </style:style>
    <style:style style:name="T107" style:family="text">
      <style:text-properties fo:color="#ff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8" style:family="text">
      <style:text-properties fo:color="#ff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9" style:family="text">
      <style:text-properties fo:color="#ff0000" style:font-name="Liberation Sans4" fo:font-size="36pt" style:font-name-asian="Liberation Sans6" style:font-size-asian="36pt" style:font-name-complex="Liberation Sans4" style:font-size-complex="36pt"/>
    </style:style>
    <style:style style:name="T110" style:family="text">
      <style:text-properties fo:color="#ff0000" style:font-name="Liberation Sans4" fo:font-size="24pt" style:font-name-asian="Liberation Sans6" style:font-size-asian="24pt" style:font-name-complex="Liberation Sans4" style:font-size-complex="24pt"/>
    </style:style>
    <style:style style:name="T111" style:family="text">
      <style:text-properties fo:color="#ff0000" style:font-name="Liberation Sans4" fo:font-size="22pt" style:font-name-asian="Liberation Sans6" style:font-size-asian="22pt" style:font-name-complex="Liberation Sans4" style:font-size-complex="22pt"/>
    </style:style>
    <style:style style:name="T112" style:family="text">
      <style:text-properties fo:font-size="36pt" fo:font-weight="bold" style:font-size-asian="36pt" style:font-weight-asian="bold" style:font-size-complex="36pt" style:font-weight-complex="bold"/>
    </style:style>
    <style:style style:name="T113" style:family="text">
      <style:text-properties style:font-name="Liberation Sans4" style:font-name-complex="Liberation Sans4"/>
    </style:style>
    <style:style style:name="T114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15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16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17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</text:span><text:span text:style-name="T5">תֶּם </text:span><text:span text:style-name="T5">אוֹתָהּ </text:span><text:span text:style-name="T5">אִישׁ </text:span><text:span text:style-name="T5">כְּאָחִי</text:span><text:span text:style-name="T5">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מודל </text:span><text:span text:style-name="T8">קרדינ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קת שכר דירה: סכום הערכי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</text:span><text:span text:style-name="T15">השמה ללא </text:span><text:span text:style-name="T15">קנאה, סכום </text:span><text:span text:style-name="T15">הערכים של </text:span><text:span text:style-name="T15">הדיירים </text:span><text:span text:style-name="T15">בחדרים שהם </text:span><text:span text:style-name="T15">גרים בהם הוא </text:span><text:span text:style-name="T15">מקסימלי.</text:span></text:p>
            <text:p text:style-name="P10"><text:span text:style-name="T17">הוכחה</text:span><text:span text:style-name="T18">: תהי </text:span><text:span text:style-name="T18">X</text:span><text:span text:style-name="T18"> </text:span><text:span text:style-name="T18">השמת-חדרים </text:span><text:span text:style-name="T18">ללא קנאה.</text:span><text:span text:style-name="T18"><text:line-break/></text:span><text:span text:style-name="T18">תהי </text:span><text:span text:style-name="T18">Y</text:span><text:span text:style-name="T18"> השמה </text:span><text:span text:style-name="T18">אחרת כלשהי. </text:span><text:span text:style-name="T18">לפי הגדרת </text:span><text:span text:style-name="T18">קנאה, לכל </text:span><text:span text:style-name="T18">i</text:span><text:span text:style-name="T18">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</text:span><text:span text:style-name="T19">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</text:span><text:span text:style-name="T18">הדיירים, </text:span><text:span text:style-name="T19">i</text:span><text:span text:style-name="T18"> בין </text:span><text:span text:style-name="T18">1</text:span><text:span text:style-name="T18"> </text:span><text:span text:style-name="T18">ל-</text:span><text:span text:style-name="T19">n</text:span><text:span text:style-name="T18">:</text:span></text:p>
            <text:p text:style-name="P1"><text:span text:style-name="T22">∑</text:span><text:span text:style-name="T22">(</text:span><text:span text:style-name="T23">V</text:span><text:span text:style-name="T24">i</text:span><text:span text:style-name="T23">(X</text:span><text:span text:style-name="T24">i</text:span><text:span text:style-name="T23">) – </text:span><text:span text:style-name="T23">P(X</text:span><text:span text:style-name="T24">i</text:span><text:span text:style-name="T23">)) </text:span><text:span text:style-name="T25">≥</text:span><text:span text:style-name="T23"> </text:span><text:span text:style-name="T23">∑(V</text:span><text:span text:style-name="T24">i</text:span><text:span text:style-name="T23">(Y</text:span><text:span text:style-name="T24">i</text:span><text:span text:style-name="T23">) – </text:span><text:span text:style-name="T23">P(Y</text:span><text:span text:style-name="T24">i</text:span><text:span text:style-name="T23">))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– </text:span><text:span text:style-name="T23">∑P(X</text:span><text:span text:style-name="T24">i</text:span><text:span text:style-name="T23">) </text:span><text:span text:style-name="T25">≥</text:span><text:span text:style-name="T23"> </text:span><text:span text:style-name="T23">∑V</text:span><text:span text:style-name="T24">i</text:span><text:span text:style-name="T23">(Y</text:span><text:span text:style-name="T24">i</text:span><text:span text:style-name="T23">) – </text:span><text:span text:style-name="T23">∑P(Y</text:span><text:span text:style-name="T24">i</text:span><text:span text:style-name="T23">)</text:span></text:p>
            <text:p text:style-name="P10"><text:span text:style-name="T26">בשני הצדדים, </text:span><text:span text:style-name="T26">סכום המחירים </text:span><text:span text:style-name="T26">שווה למחיר </text:span><text:span text:style-name="T26">הדירה:</text:span></text:p>
            <text:p text:style-name="P1"><text:span text:style-name="T23">∑</text:span><text:span text:style-name="T23">V</text:span><text:span text:style-name="T24">i</text:span><text:span text:style-name="T23">(X</text:span><text:span text:style-name="T24">i</text:span><text:span text:style-name="T23">) </text:span><text:span text:style-name="T25">≥</text:span><text:span text:style-name="T23"> </text:span><text:span text:style-name="T23">∑V</text:span><text:span text:style-name="T24">i</text:span><text:span text:style-name="T23">(Y</text:span><text:span text:style-name="T24">i</text:span><text:span text:style-name="T23">) 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יקסום סכום הערכי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</text:span><text:span text:style-name="T15">השמה ללא </text:span><text:span text:style-name="T15">קנאה, סכום </text:span><text:span text:style-name="T15">הערכים של </text:span><text:span text:style-name="T15">הדיירים </text:span><text:span text:style-name="T15">בחדרים שהם </text:span><text:span text:style-name="T15">גרים בהם הוא </text:span><text:span text:style-name="T15">מקסימלי.</text:span></text:p>
            <text:p text:style-name="P10"><text:span text:style-name="T27">מסקנות:</text:span></text:p>
            <text:list text:style-name="L3">
              <text:list-item>
                <text:p text:style-name="P10"><text:span text:style-name="T28">כל </text:span><text:span text:style-name="T28">השמת-חדרי</text:span><text:span text:style-name="T28">ם ללא קנאה </text:span><text:span text:style-name="T28">היא יעילה </text:span><text:span text:style-name="T28">פארטו.</text:span></text:p>
              </text:list-item>
              <text:list-item>
                <text:p text:style-name="P10"><text:span text:style-name="T29">כדי למצוא </text:span><text:span text:style-name="T29">חלוקת שכ"ד </text:span><text:span text:style-name="T29">ללא קנאה, </text:span><text:span text:style-name="T29">צריך </text:span><text:span text:style-name="T29">אלגוריתם </text:span><text:span text:style-name="T29">ל</text:span><text:span text:style-name="T30">השמה </text:span><text:span text:style-name="T30">ממקסמת-ס</text:span><text:span text:style-name="T30">כום-ערכים</text:span><text:span text:style-name="T29">.</text:span></text:p>
              </text:list-item>
            </text:list>
            <text:p text:style-name="P10"><text:span text:style-name="T31">בעיית מיקסום </text:span><text:span text:style-name="T31">סכום הערכים </text:span><text:span text:style-name="T31">ידועה בשמות </text:span><text:span text:style-name="T31">שונים:</text:span></text:p>
            <text:list text:style-name="L1">
              <text:list-item>
                <text:p text:style-name="P10"><text:span text:style-name="T31">בעיית ההשמה </text:span><text:span text:style-name="T31">– </text:span><text:span text:style-name="T31">Assignment </text:span><text:span text:style-name="T31">problem</text:span></text:p>
              </text:list-item>
              <text:list-item>
                <text:p text:style-name="P10"><text:span text:style-name="T31">שידוך עם </text:span><text:span text:style-name="T31">משקל </text:span><text:span text:style-name="T31">מקסימלי – </text:span><text:span text:style-name="T31"><text:line-break/></text:span><text:span text:style-name="T31">Maximum-</text:span><text:span text:style-name="T31">weight </text:span><text:span text:style-name="T31">matching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2">הקלט</text:span><text:span text:style-name="T33">: גרף </text:span><text:span text:style-name="T33">דו-צדדי עם </text:span><text:span text:style-name="T33">משקלים על </text:span><text:span text:style-name="T33">הקשתות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7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7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7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5">הפלט</text:span><text:span text:style-name="T36">: </text:span><text:span text:style-name="T36">שידוך </text:span><text:span text:style-name="T36">מושלם </text:span><text:span text:style-name="T36">שמשקלו </text:span><text:span text:style-name="T36">גדול ביותר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9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9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9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מספר </text:span><text:span text:style-name="T36">השידוכים </text:span><text:span text:style-name="T36">האפשריים: </text:span><text:span text:style-name="T36">המון </text:span><text:span text:style-name="T37">(כמה?)</text:span><text:span text:style-name="T36">.</text:span></text:p>
              </text:list-item>
              <text:list-item>
                <text:p text:style-name="P10"><text:span text:style-name="T36">יש הרבה </text:span><text:span text:style-name="T36">אלגוריתמים </text:span><text:span text:style-name="T36">יעילים </text:span><text:span text:style-name="T36">לפתרון </text:span><text:span text:style-name="T36">הבעיה.</text:span></text:p>
              </text:list-item>
              <text:list-item>
                <text:p text:style-name="P10"><text:span text:style-name="T38">אנחנו נראה </text:span><text:span text:style-name="T38">איך להפוך </text:span><text:span text:style-name="T38">אותה </text:span><text:span text:style-name="T38">ל</text:span><text:span text:style-name="T39">בעיית </text:span><text:span text:style-name="T39">אופטימיזצי</text:span><text:span text:style-name="T39">ה</text:span><text:span text:style-name="T38"> שאפשר </text:span><text:span text:style-name="T38">לפתור ב </text:span><text:span text:style-name="T38">Mathemati</text:span><text:span text:style-name="T38">ca</text:span><text:span text:style-name="T38">.</text:span></text:p>
              </text:list-item>
              <text:list-item>
                <text:p text:style-name="P20"><text:span text:style-name="T40">לכל </text:span><text:span text:style-name="T41">קשת </text:span><text:span text:style-name="T40">בגרף</text:span><text:span text:style-name="T42"> </text:span><text:span text:style-name="T40">(בין </text:span><text:span text:style-name="T42"><text:s/></text:span><text:span text:style-name="T40">i</text:span><text:span text:style-name="T40"> ל</text:span><text:span text:style-name="T42"> </text:span><text:span text:style-name="T40">j</text:span><text:span text:style-name="T40">), יהיה </text:span><text:span text:style-name="T41">משתנה</text:span><text:span text:style-name="T43"> </text:span><text:span text:style-name="T44">x[i,j]</text:span><text:span text:style-name="T40">: </text:span><text:span text:style-name="T40"><text:line-break/></text:span><text:span text:style-name="T42">1</text:span><text:span text:style-name="T40"> - </text:span><text:span text:style-name="T42">אם </text:span><text:span text:style-name="T42">הקשת </text:span><text:span text:style-name="T42">בשידוך, </text:span><text:span text:style-name="T42">0</text:span><text:span text:style-name="T40"> </text:span><text:span text:style-name="T40">- </text:span><text:span text:style-name="T45">אם </text:span><text:span text:style-name="T45">הקשת לא </text:span><text:span text:style-name="T45">בשידוך.</text:span></text:p>
              </text:list-item>
            </text:list>
            <text:p text:style-name="P21"><text:span text:style-name="T44">For all i: </text:span><text:span text:style-name="T44">Sum </text:span><text:span text:style-name="T46">j</text:span><text:span text:style-name="T44"> x[i,j] = </text:span><text:span text:style-name="T44">1; <text:s text:c="3"/>For all j: </text:span><text:span text:style-name="T44">Sum </text:span><text:span text:style-name="T46">i</text:span><text:span text:style-name="T44"> x[i,j] = </text:span><text:span text:style-name="T44">1</text:span></text:p>
            <text:list text:continue-numbering="true" text:style-name="L2">
              <text:list-item>
                <text:p text:style-name="P20"><text:span text:style-name="T41">המשקל </text:span><text:span text:style-name="T41">הכולל</text:span><text:span text:style-name="T40"> של </text:span><text:span text:style-name="T40">שידוך: <text:s text:c="3"/></text:span><text:span text:style-name="T44">Sum</text:span><text:span text:style-name="T46">i,j</text:span><text:span text:style-name="T44"> <text:s/></text:span><text:span text:style-name="T44">w[i,j] * </text:span><text:span text:style-name="T44">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3"><text:span text:style-name="T47">לסיכום, זו </text:span><text:span text:style-name="T47">התוכנית שיש </text:span><text:span text:style-name="T47">לפתור:</text:span></text:p>
            <text:p text:style-name="P24"><text:span text:style-name="T48">Maximize <text:s text:c="3"/></text:span><text:span text:style-name="T48">Sum </text:span><text:span text:style-name="T49">i,j</text:span><text:span text:style-name="T48"> <text:s/>w[i,j] * </text:span><text:span text:style-name="T48">x[i,j]</text:span></text:p>
            <text:p text:style-name="P24"><text:span text:style-name="T48">Such that <text:s text:c="4"/>For </text:span><text:span text:style-name="T48">all i: <text:s/>Sum</text:span><text:span text:style-name="T49">j</text:span><text:span text:style-name="T48"> </text:span><text:span text:style-name="T48">x[i,j] = 1 <text:s/></text:span><text:span text:style-name="T48"><text:line-break/></text:span><text:span text:style-name="T48"> <text:s text:c="19"/>For </text:span><text:span text:style-name="T48">all j: <text:s/>Sum</text:span><text:span text:style-name="T49">i</text:span><text:span text:style-name="T48"> </text:span><text:span text:style-name="T48">x[i,j] = 1</text:span></text:p>
            <text:p text:style-name="P24"><text:span text:style-name="T48"><text:s text:c="20"/></text:span><text:span text:style-name="T48">For </text:span><text:span text:style-name="T48">all i,j: <text:s/>1 </text:span><text:span text:style-name="T50">≥</text:span><text:span text:style-name="T48"> x[i,j] </text:span><text:span text:style-name="T50">≥ 0</text:span></text:p>
            <text:p text:style-name="P24"><text:span text:style-name="T48"><text:s text:c="20"/></text:span><text:span text:style-name="T48">For </text:span><text:span text:style-name="T48">all i,j: <text:s/>x[i,j]</text:span><text:span text:style-name="T51"> in </text:span><text:span text:style-name="T52">Z</text:span></text:p>
            <text:p text:style-name="P23"><text:span text:style-name="T53">הבעיה היחידה </text:span><text:span text:style-name="T53">היא האילוץ </text:span><text:span text:style-name="T53">האחרון – </text:span><text:span text:style-name="T53"><text:line-break/></text:span><text:span text:style-name="T53"> <text:s text:c="9"/>כל </text:span><text:span text:style-name="T53">המשתנים </text:span><text:span text:style-name="T53">חייבים להיות </text:span><text:span text:style-name="T53">מספרים </text:span><text:span text:style-name="T53">שלמים.</text:span></text:p>
            <text:p text:style-name="P23"><text:span text:style-name="T53">אופטימיזציה </text:span><text:span text:style-name="T53">עם משתנים </text:span><text:span text:style-name="T53">שלמים היא </text:span><text:span text:style-name="T53">בעיה </text:span><text:span text:style-name="T53">NP</text:span><text:span text:style-name="T53">-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תוכ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בבעיית </text:span><text:span text:style-name="T56">מציאת שידוך </text:span><text:span text:style-name="T56">מקסימלי </text:span><text:span text:style-name="T56">דו-צדדי,</text:span><text:span text:style-name="T56"><text:line-break/></text:span><text:span text:style-name="T57">אם </text:span><text:span text:style-name="T56">קיים פתרון </text:span><text:span text:style-name="T56">אופטימלי עם </text:span><text:span text:style-name="T56">משתנים לא </text:span><text:span text:style-name="T56">שלמים,</text:span><text:span text:style-name="T56"><text:line-break/></text:span><text:span text:style-name="T57">אז </text:span><text:span text:style-name="T56">קיים פתרון </text:span><text:span text:style-name="T56">אופטימלי שבו </text:span><text:span text:style-name="T56">כל המשתנים </text:span><text:span text:style-name="T56">שלמים.</text:span></text:p>
            <text:p text:style-name="P23"><text:span text:style-name="T58">הוכחה</text:span><text:span text:style-name="T59">: </text:span><text:span text:style-name="T60">יהי </text:span><text:span text:style-name="T61">x</text:span><text:span text:style-name="T61"> </text:span><text:span text:style-name="T60">פתרון </text:span><text:span text:style-name="T60">אופטימלי עם </text:span><text:span text:style-name="T60">משתנים </text:span><text:span text:style-name="T60">"שבורים".</text:span><text:span text:style-name="T60"><text:line-break/></text:span><text:span text:style-name="T60">נבחר משתנה </text:span><text:span text:style-name="T60">אחד שבור - </text:span><text:span text:style-name="T61">x[i1, j2]</text:span><text:span text:style-name="T61">. </text:span><text:span text:style-name="T61"><text:line-break/></text:span><text:span text:style-name="T60">סכום </text:span><text:span text:style-name="T60">המשתנים </text:span><text:span text:style-name="T60">הסמוכים </text:span><text:span text:style-name="T60">לצומת </text:span><text:span text:style-name="T61">j2</text:span><text:span text:style-name="T61"> הוא </text:span><text:span text:style-name="T61">שלם.</text:span><text:span text:style-name="T61"><text:line-break/></text:span><text:span text:style-name="T61">לכן חייב להיות </text:span><text:span text:style-name="T61">משתנה שבור </text:span><text:span text:style-name="T61">נוסף – </text:span><text:span text:style-name="T61">x[i3,j2]</text:span><text:span text:style-name="T61">.</text:span><text:span text:style-name="T61"><text:line-break/></text:span><text:span text:style-name="T61">לכן חיייב להיות </text:span><text:span text:style-name="T61">משתנה שבור </text:span><text:span text:style-name="T61">נוסף - </text:span><text:span text:style-name="T61">x[i3,j4]</text:span><text:span text:style-name="T61">. </text:span><text:span text:style-name="T61"><text:line-break/></text:span><text:span text:style-name="T60">מספר </text:span><text:span text:style-name="T60">המשתנים סופי </text:span><text:span text:style-name="T60">← יש "מעגל" </text:span><text:span text:style-name="T60">משתנים </text:span><text:span text:style-name="T60">שבורים.</text:span><text:span text:style-name="T60"><text:line-break/></text:span><text:span text:style-name="T60"/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1" draw:text-style-name="P19" draw:layer="layout" svg:width="1.78cm" svg:height="1.276cm" svg:x="13.716cm" svg:y="10.16cm">
          <draw:text-box>
            <text:p><text:span text:style-name="T34">0.1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018cm" svg:y="12.186cm">
          <draw:text-box>
            <text:p><text:span text:style-name="T34">0.9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7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3.97cm" svg:y="18.035cm">
          <draw:text-box>
            <text:p><text:span text:style-name="T34">0.1</text:span></text:p>
          </draw:text-box>
        </draw:frame>
        <draw:frame presentation:style-name="pr7" draw:text-style-name="P26" draw:layer="layout" svg:width="27.172cm" svg:height="5.933cm" svg:x="0.26cm" svg:y="3.719cm">
          <draw:text-box>
            <text:p text:style-name="P23"><text:span text:style-name="T62">בגרף למטה מצוייר מעגל של משתנים "שבורים".</text:span></text:p>
            <text:p text:style-name="P23"><text:span text:style-name="T62">במעגל מספר זוגי של קשתות – כי הגרף דו-צדדי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דוג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3" draw:text-style-name="P19" draw:layer="layout" svg:width="1.014cm" svg:height="1.276cm" svg:x="13.716cm" svg:y="10.16cm">
          <draw:text-box>
            <text:p><text:span text:style-name="T34">0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3" draw:text-style-name="P19" draw:layer="layout" svg:width="1.014cm" svg:height="1.276cm" svg:x="17.018cm" svg:y="12.186cm">
          <draw:text-box>
            <text:p><text:span text:style-name="T34">1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4">0.8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3" draw:text-style-name="P19" draw:layer="layout" svg:width="1.014cm" svg:height="1.276cm" svg:x="13.97cm" svg:y="18.035cm">
          <draw:text-box>
            <text:p><text:span text:style-name="T34">0</text:span></text:p>
          </draw:text-box>
        </draw:frame>
        <draw:frame presentation:style-name="pr7" draw:text-style-name="P26" draw:layer="layout" svg:width="27.172cm" svg:height="5.933cm" svg:x="0.26cm" svg:y="3.72cm">
          <draw:text-box>
            <text:p text:style-name="P23"><text:span text:style-name="T62">מכל קשת </text:span><text:span text:style-name="T63">איזוגית </text:span><text:span text:style-name="T62">במעגל – נוריד </text:span><text:span text:style-name="T62">e</text:span><text:span text:style-name="T62">.</text:span><text:span text:style-name="T62"><text:line-break/></text:span><text:span text:style-name="T62">לכל קשת </text:span><text:span text:style-name="T63">זוגית </text:span><text:span text:style-name="T62">במעגל – נוסיף </text:span><text:span text:style-name="T62">e</text:span><text:span text:style-name="T62">.</text:span><text:span text:style-name="T62"><text:line-break/></text:span><text:span text:style-name="T64">נבחר את </text:span><text:span text:style-name="T64">e</text:span><text:span text:style-name="T64"> כך שמשתנה אחד לפחות יהפוך לשלם, והשאר יישארו בין </text:span><text:span text:style-name="T64">0</text:span><text:span text:style-name="T64"> ל-</text:span><text:span text:style-name="T64">1</text:span><text:span text:style-name="T64"> (בדוגמה למטה </text:span><text:span text:style-name="T64">e=0.1</text:span><text:span text:style-name="T64">)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השלמה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4">משפט</text:span><text:span text:style-name="T55">:</text:span><text:span text:style-name="T56"> בבעיית </text:span><text:span text:style-name="T56">מציאת שידוך </text:span><text:span text:style-name="T56">מקסימלי </text:span><text:span text:style-name="T56">דו-צדדי,</text:span><text:span text:style-name="T56"><text:line-break/></text:span><text:span text:style-name="T57">אם </text:span><text:span text:style-name="T56">קיים פתרון </text:span><text:span text:style-name="T56">אופטימלי עם </text:span><text:span text:style-name="T56">משתנים לא </text:span><text:span text:style-name="T56">שלמים,</text:span><text:span text:style-name="T56"><text:line-break/></text:span><text:span text:style-name="T57">אז </text:span><text:span text:style-name="T56">קיים פתרון </text:span><text:span text:style-name="T56">אופטימלי שבו </text:span><text:span text:style-name="T56">כל המשתנים </text:span><text:span text:style-name="T56">שלמים.</text:span></text:p>
            <text:p text:style-name="P23"><text:span text:style-name="T58">הוכחה</text:span><text:span text:style-name="T59"> </text:span><text:span text:style-name="T59">[המשך]: הורדנו </text:span><text:span text:style-name="T59">e</text:span><text:span text:style-name="T59"> מקשתות </text:span><text:span text:style-name="T59">איזוגיות והוספנו </text:span><text:span text:style-name="T59">e</text:span><text:span text:style-name="T59"> לקשתות </text:span><text:span text:style-name="T59">זוגיות. התוצאה:</text:span></text:p>
            <text:list text:style-name="L2">
              <text:list-item>
                <text:p text:style-name="P23"><text:span text:style-name="T59">סכום </text:span><text:span text:style-name="T59">המשתנים </text:span><text:span text:style-name="T59">ליד כל צומת </text:span><text:span text:style-name="T59">נשאר </text:span><text:span text:style-name="T59">1</text:span><text:span text:style-name="T59">.</text:span></text:p>
              </text:list-item>
              <text:list-item>
                <text:p text:style-name="P23"><text:span text:style-name="T60">הפתרון עדיין </text:span><text:span text:style-name="T60">אופטימלי – </text:span><text:span text:style-name="T60">אילו ערך </text:span><text:span text:style-name="T60">הפתרון היה </text:span><text:span text:style-name="T60">נמוך יותר, </text:span><text:span text:style-name="T60">היה אפשר </text:span><text:span text:style-name="T60">להוסיף מינוס </text:span><text:span text:style-name="T60">e</text:span><text:span text:style-name="T60"> ולקבל </text:span><text:span text:style-name="T60">פתרון עם </text:span><text:span text:style-name="T60">ערך גבוה </text:span><text:span text:style-name="T60">יותר, </text:span><text:span text:style-name="T60">בסתירה </text:span><text:span text:style-name="T60">לאופטימליות </text:span><text:span text:style-name="T60">של </text:span><text:span text:style-name="T60">x</text:span><text:span text:style-name="T60">.</text:span></text:p>
              </text:list-item>
            </text:list>
            <text:p text:style-name="P23"><text:span text:style-name="T60">אם נמשיך כך, </text:span><text:span text:style-name="T60">כל המשתנים </text:span><text:span text:style-name="T60">השבורים יהפכו </text:span><text:span text:style-name="T60">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וך עם משקל מקסימלי - חלופו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3"><text:span text:style-name="T65">יש עוד </text:span><text:span text:style-name="T65">אלגוריתמים </text:span><text:span text:style-name="T65">לפתרון בעיית </text:span><text:span text:style-name="T65">ההשמה. </text:span><text:span text:style-name="T65">לדוגמה: </text:span><text:span text:style-name="T66">האלגוריתם </text:span><text:span text:style-name="T66">ההונגרי</text:span><text:span text:style-name="T65">.</text:span></text:p>
            <text:p text:style-name="P23"><text:span text:style-name="T67"><text:a xlink:href="https://en.wikipedia.org/wiki/Hungarian_algorithm" xlink:type="simple">https://en.wikipedia.org/wiki/Hungarian_algorithm</text:a></text:span></text:p>
            <text:p text:style-name="P23"><text:span text:style-name="T68">רוב </text:span><text:span text:style-name="T68">המימושים </text:span><text:span text:style-name="T68">שלו (ראו </text:span><text:span text:style-name="T68">בתחתית </text:span><text:span text:style-name="T68">העמוד) </text:span><text:span text:style-name="T68">דורשים מאות </text:span><text:span text:style-name="T68">שורות קוד.</text:span></text:p>
            <text:p text:style-name="P23"><text:span text:style-name="T69">לעומת זאת, </text:span><text:span text:style-name="T69">פתרון בעיית </text:span><text:span text:style-name="T69">האופטימיזציה </text:span><text:span text:style-name="T69">ב- </text:span><text:span text:style-name="T69">Mathematica</text:span><text:span text:style-name="T69"> </text:span><text:span text:style-name="T69">דורש בערך </text:span><text:span text:style-name="T69">10</text:span><text:span text:style-name="T69"> שורות </text:span><text:span text:style-name="T69">קוד.</text:span></text:p>
            <text:p text:style-name="P23"><text:span text:style-name="T65"/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</text:span><text:span text:style-name="T11">השמה </text:span><text:span text:style-name="T11">ממקסמת-ע</text:span><text:span text:style-name="T11">רכים. צריך </text:span><text:span text:style-name="T11">לקבוע </text:span><text:span text:style-name="T11">מחירים כך </text:span><text:span text:style-name="T11">שההשמה </text:span><text:span text:style-name="T11">תהיה ללא </text:span><text:span text:style-name="T11">קנאה, </text:span><text:span text:style-name="T11">וסכום </text:span><text:span text:style-name="T11">המחירים </text:span><text:span text:style-name="T11">יהיה שווה </text:span><text:span text:style-name="T11">לשכר-הדיר</text:span><text:span text:style-name="T11">ה. </text:span><text:span text:style-name="T12">איך? </text:span></text:p>
              </text:list-item>
              <text:list-item>
                <text:p text:style-name="P10"><text:span text:style-name="T38">אפשר </text:span><text:span text:style-name="T38">לפתור </text:span><text:span text:style-name="T38">בעיית </text:span><text:span text:style-name="T38">אופטימיזצי</text:span><text:span text:style-name="T38">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קביעת המחירי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1">קובעים את </text:span><text:span text:style-name="T71">המחיר של </text:span><text:span text:style-name="T71">חדר </text:span><text:span text:style-name="T72">j</text:span><text:span text:style-name="T71"> ל-</text:span><text:span text:style-name="T72">x</text:span><text:span text:style-name="T73">j</text:span><text:span text:style-name="T73">.</text:span></text:p>
              </text:list-item>
              <text:list-item>
                <text:p text:style-name="P10"><text:span text:style-name="T74">משוים את </text:span><text:span text:style-name="T74">סכום </text:span><text:span text:style-name="T74">המחירים </text:span><text:span text:style-name="T74">למחיר הכולל </text:span><text:span text:style-name="T74">של הדירה.</text:span></text:p>
              </text:list-item>
              <text:list-item>
                <text:p text:style-name="P10"><text:span text:style-name="T74">מחלקים את </text:span><text:span text:style-name="T74">העודף / </text:span><text:span text:style-name="T74">גירעון שווה </text:span><text:span text:style-name="T74">בשווה בין </text:span><text:span text:style-name="T74">כולם.</text:span></text:p>
              </text:list-item>
              <text:list-item>
                <text:p text:style-name="P10"><text:span text:style-name="T75">קיבלנו </text:span><text:span text:style-name="T75">חלוקה ללא </text:span><text:span text:style-name="T75">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0">חלוקת שכר-דירה – מימושים והדגמות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74"/></text:p>
              </text:list-header>
              <text:list-item>
                <text:p text:style-name="P10"><text:span text:style-name="T76">גליון </text:span><text:span text:style-name="T76">אלקטרוני </text:span><text:span text:style-name="T76">rent-</text:span><text:span text:style-name="T76">division.ods</text:span><text:span text:style-name="T76"> </text:span><text:span text:style-name="T76">(אלגוריתם </text:span><text:span text:style-name="T76">הונגרי)</text:span></text:p>
              </text:list-item>
              <text:list-item>
                <text:p text:style-name="P10"><text:span text:style-name="T77">אתר </text:span><text:span text:style-name="T77">לקבוצות </text:span><text:span text:style-name="T77">רכישה <text:s/></text:span><text:span text:style-name="T78"><text:a xlink:href="http://tora.us.fm/fairness/home/" xlink:type="simple">http://tora.us.fm/fairness/home/</text:a></text:span></text:p>
              </text:list-item>
              <text:list-item>
                <text:p text:style-name="P10"><text:span text:style-name="T79">אתר לחלוקת </text:span><text:span text:style-name="T79">ירושות <text:s/></text:span><text:span text:style-name="T80"><text:s/></text:span><text:span text:style-name="T81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2">אלג. </text:span><text:span text:style-name="T82">גל-מש-פרוק</text:span><text:span text:style-name="T82">צ’יה-זיק: <text:s text:c="2"/></text:span><text:span text:style-name="T81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29" draw:layer="layout" svg:width="16.764cm" svg:height="6.096cm" svg:x="10.922cm" svg:y="2.54cm" presentation:class="outline" presentation:user-transformed="true">
          <draw:text-box>
            <text:p text:style-name="P10"><text:span text:style-name="T83">משפט</text:span><text:span text:style-name="T84">: במודל </text:span><text:span text:style-name="T84">הקרדינלי, ייתכן </text:span><text:span text:style-name="T84">ש</text:span><text:span text:style-name="T83">בכל </text:span><text:span text:style-name="T84">חלוקה </text:span><text:span text:style-name="T84">ללא קנאה, </text:span><text:span text:style-name="T84">אחד הדיירים </text:span><text:span text:style-name="T84">ישלם מחיר </text:span><text:span text:style-name="T84">שלילי </text:span><text:span text:style-name="T19">(צריך <text:s text:c="2"/></text:span><text:span text:style-name="T19">לשלם לו </text:span><text:span text:style-name="T19">שיסכים לגור </text:span><text:span text:style-name="T19">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5">מרתף</text:span></text:p>
              </table:table-cell>
              <table:table-cell>
                <text:p text:style-name="P30"><text:span text:style-name="T85">סלון</text:span></text:p>
              </table:table-cell>
              <table:table-cell/>
            </table:table-row>
            <table:table-row table:style-name="ro2">
              <table:table-cell table:style-name="ce2">
                <text:p text:style-name="P31"><text:span text:style-name="T86">0</text:span></text:p>
              </table:table-cell>
              <table:table-cell table:style-name="ce3">
                <text:p text:style-name="P32"><text:span text:style-name="T87">150</text:span></text:p>
              </table:table-cell>
              <table:table-cell table:style-name="ce4">
                <text:p text:style-name="P33"><text:span text:style-name="T88">דייר א</text:span></text:p>
              </table:table-cell>
            </table:table-row>
            <table:table-row table:style-name="ro3">
              <table:table-cell table:style-name="ce3">
                <text:p text:style-name="P34"><text:span text:style-name="T87">10</text:span></text:p>
              </table:table-cell>
              <table:table-cell table:style-name="ce5">
                <text:p text:style-name="P35"><text:span text:style-name="T85">140</text:span></text:p>
              </table:table-cell>
              <table:table-cell table:style-name="ce4">
                <text:p text:style-name="P33"><text:span text:style-name="T88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7" draw:layer="layout" svg:width="27.178cm" svg:height="13.049cm" svg:x="0.199cm" svg:y="8.209cm">
          <draw:text-box>
            <text:p text:style-name="P10"><text:span text:style-name="T89">הוכחה</text:span><text:span text:style-name="T90">: נניח שיש שני דיירים ושני חדרים, הדירה עולה </text:span><text:span text:style-name="T90">100</text:span><text:span text:style-name="T90"> והערכים הם כמו בטבלה למעלה.</text:span></text:p>
            <text:p text:style-name="P10"><text:span text:style-name="T91">כל חלוקה ללא-קנאה ממקסמת סכום ערכים, לכן יש לתת את הסלון לדייר א ואת המרתף לדייר ב. <text:s text:c="3"/></text:span></text:p>
            <text:p text:style-name="P10"><text:span text:style-name="T92">כדי ש-ב לא יקנא, המחיר של הסלון חייב להיות גבוה יותר ב-</text:span><text:span text:style-name="T92">130</text:span><text:span text:style-name="T92"> (לפחות). הסכום הוא </text:span><text:span text:style-name="T92">100</text:span><text:span text:style-name="T92"> ולכן:</text:span></text:p>
            <text:p text:style-name="P36"><text:span text:style-name="T93"><text:s text:c="6"/></text:span><text:span text:style-name="T93">(price_martef + 130) + price_martef = 100</text:span></text:p>
            <text:p text:style-name="P36"><text:span text:style-name="T93"><text:s text:c="6"/></text:span><text:span text:style-name="T93">price_martef = -15</text:span></text:p>
            <text:p text:style-name="P10"><text:span text:style-name="T94">המחיר של המרתף חייב להיות שלילי! 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0">חלוקת שכר-דירה – בעיית הטרמפיסט</text:span></text:p>
          </draw:text-box>
        </draw:frame>
        <draw:frame presentation:style-name="pr4" draw:text-style-name="P38" draw:layer="layout" svg:width="8.128cm" svg:height="17.526cm" svg:x="19.558cm" svg:y="2.54cm" presentation:class="outline" presentation:user-transformed="true">
          <draw:text-box>
            <text:p text:style-name="P10"><text:span text:style-name="T84">אותו משפט </text:span><text:span text:style-name="T84">נכון גם <text:s/></text:span><text:span text:style-name="T84">כשסכום </text:span><text:span text:style-name="T84">הערכים של כל </text:span><text:span text:style-name="T84">דייר שווה </text:span><text:span text:style-name="T84">למחיר הכולל: <text:s/></text:span></text:p>
            <text:p text:style-name="P36"><text:span text:style-name="T82">p</text:span><text:span text:style-name="T95">c</text:span><text:span text:style-name="T96"> </text:span><text:span text:style-name="T97">≥ 35</text:span><text:span text:style-name="T98"> [d envies]</text:span></text:p>
            <text:p text:style-name="P36"><text:span text:style-name="T99">p</text:span><text:span text:style-name="T100">b</text:span><text:span text:style-name="T101"> ≥ 33</text:span><text:span text:style-name="T102"> [d envies]</text:span></text:p>
            <text:p text:style-name="P36"><text:span text:style-name="T103">p</text:span><text:span text:style-name="T104">a</text:span><text:span text:style-name="T105"> ≥ 33</text:span><text:span text:style-name="T106"> [c envies]</text:span></text:p>
            <text:p text:style-name="P36"><text:span text:style-name="T107">p</text:span><text:span text:style-name="T108">d</text:span><text:span text:style-name="T109"> ≤ </text:span><text:span text:style-name="T110">-1/4 </text:span><text:span text:style-name="T111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39"><text:span text:style-name="T93">חדר א</text:span></text:p>
              </table:table-cell>
              <table:table-cell>
                <text:p text:style-name="P40"><text:span text:style-name="T93">חדר ב</text:span></text:p>
              </table:table-cell>
              <table:table-cell>
                <text:p text:style-name="P40"><text:span text:style-name="T93">חדר ג</text:span></text:p>
              </table:table-cell>
              <table:table-cell>
                <text:p text:style-name="P40"><text:span text:style-name="T93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41"><text:span text:style-name="T112">36</text:span></text:p>
              </table:table-cell>
              <table:table-cell>
                <text:p text:style-name="P42"><text:span text:style-name="T93">34</text:span></text:p>
              </table:table-cell>
              <table:table-cell>
                <text:p text:style-name="P42"><text:span text:style-name="T93">30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א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1</text:span></text:p>
              </table:table-cell>
              <table:table-cell table:style-name="ce7">
                <text:p text:style-name="P44"><text:span text:style-name="T112">36</text:span></text:p>
              </table:table-cell>
              <table:table-cell>
                <text:p text:style-name="P42"><text:span text:style-name="T93">33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ב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4</text:span></text:p>
              </table:table-cell>
              <table:table-cell>
                <text:p text:style-name="P42"><text:span text:style-name="T93">30</text:span></text:p>
              </table:table-cell>
              <table:table-cell table:style-name="ce7">
                <text:p text:style-name="P44"><text:span text:style-name="T112">36</text:span></text:p>
              </table:table-cell>
              <table:table-cell>
                <text:p text:style-name="P42"><text:span text:style-name="T93">0</text:span></text:p>
              </table:table-cell>
              <table:table-cell table:style-name="ce6">
                <text:p text:style-name="P40"><text:span text:style-name="T93">דייר ג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3">32</text:span></text:p>
              </table:table-cell>
              <table:table-cell>
                <text:p text:style-name="P42"><text:span text:style-name="T93">33</text:span></text:p>
              </table:table-cell>
              <table:table-cell>
                <text:p text:style-name="P42"><text:span text:style-name="T93">35</text:span></text:p>
              </table:table-cell>
              <table:table-cell table:style-name="ce7">
                <text:p text:style-name="P44"><text:span text:style-name="T112">0</text:span></text:p>
              </table:table-cell>
              <table:table-cell table:style-name="ce6">
                <text:p text:style-name="P40"><text:span text:style-name="T93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13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39"><text:span text:style-name="T114">דיירים שמקבלים כסף</text:span></text:p>
              </table:table-cell>
              <table:table-cell>
                <text:p text:style-name="P45"><text:span text:style-name="T114">קנאה</text:span></text:p>
              </table:table-cell>
              <table:table-cell>
                <text:p text:style-name="P45"><text:span text:style-name="T114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46"><text:span text:style-name="T115">לא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2">
                <text:p text:style-name="P48"><text:span text:style-name="T116">כן</text:span></text:p>
              </table:table-cell>
              <table:table-cell table:style-name="ce13">
                <text:p text:style-name="P49"><text:span text:style-name="T117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46"><text:span text:style-name="T116">כן</text:span></text:p>
              </table:table-cell>
              <table:table-cell>
                <text:p text:style-name="P47"><text:span text:style-name="T115">לא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3">
                <text:p text:style-name="P49"><text:span text:style-name="T117">שידוך מקסימלי</text:span></text:p>
              </table:table-cell>
            </table:table-row>
            <table:table-row table:style-name="ro8" table:default-cell-style-name="ce11">
              <table:table-cell>
                <text:p text:style-name="P46"><text:span text:style-name="T115">לא</text:span></text:p>
              </table:table-cell>
              <table:table-cell table:style-name="ce12">
                <text:p text:style-name="P48"><text:span text:style-name="T116">כן</text:span></text:p>
              </table:table-cell>
              <table:table-cell>
                <text:p text:style-name="P47"><text:span text:style-name="T115">לא</text:span></text:p>
              </table:table-cell>
              <table:table-cell table:style-name="ce13">
                <text:p text:style-name="P49"><text:span text:style-name="T117">שידוך מקסימלי עם מחיר מינ. </text:span><text:span text:style-name="T117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6-12">12/6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</text:span><text:span text:style-name="MT5">outline text </text:span><text:span text:style-name="MT5">format</text:span></text:p>
              <text:list>
                <text:list-item>
                  <text:p text:style-name="MP14"><text:span text:style-name="MT5">Second </text:span><text:span text:style-name="MT5">Outline Level</text:span></text:p>
                  <text:list>
                    <text:list-item>
                      <text:p text:style-name="MP14"><text:span text:style-name="MT5">Third </text:span><text:span text:style-name="MT5">Outline </text:span><text:span text:style-name="MT5">Level</text:span></text:p>
                      <text:list>
                        <text:list-item>
                          <text:p text:style-name="MP14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4"><text:span text:style-name="MT5">Fifth </text:span><text:span text:style-name="MT5">Outli</text:span><text:span text:style-name="MT5">ne </text:span><text:span text:style-name="MT5">Leve</text:span><text:span text:style-name="MT5">l</text:span></text:p>
                              <text:list>
                                <text:list-item>
                                  <text:p text:style-name="MP14"><text:span text:style-name="MT5">Si</text:span><text:span text:style-name="MT5">xt</text:span><text:span text:style-name="MT5">h </text:span><text:span text:style-name="MT5">O</text:span><text:span text:style-name="MT5">ut</text:span><text:span text:style-name="MT5">lin</text:span><text:span text:style-name="MT5">e </text:span><text:span text:style-name="MT5">Le</text:span><text:span text:style-name="MT5">v</text:span><text:span text:style-name="MT5">el</text:span></text:p>
                                  <text:list>
                                    <text:list-item>
                                      <text:p text:style-name="MP15"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                        <text:list>
                                        <text:list-item>
                                          <text:p text:style-name="MP15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 text:style-name="MP15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16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78</meta:editing-cycles>
    <dc:date>2019-06-12T16:13:52.881085641</dc:date>
    <meta:editing-duration>P2DT13H3M18S</meta:editing-duration>
    <meta:generator>LibreOffice/6.1.5.2$Linux_X86_64 LibreOffice_project/10$Build-2</meta:generator>
    <dc:creator>Erel Segal-Halevi</dc:creator>
    <meta:document-statistic meta:object-count="2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